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lateParserContext.TemplateParser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ParserContext.getExpression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ParserContext.is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ParserContext.getExpression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ParserContext.TemplateParserContext( String expressionPrefix , String expression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